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omic Sans MS" fo:font-weight="bold" style:font-weight-asian="bold" style:font-weight-complex="bold" fo:font-size="18pt" style:font-size-asian="18pt" style:font-size-complex="18pt" fo:background-color="#FFFFFF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3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4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5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6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7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8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9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10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11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P12" style:parent-style-name="Standard" style:family="paragraph">
      <style:text-properties style:font-name="Comic Sans MS" fo:font-size="15pt" style:font-size-asian="15pt" style:font-size-complex="15pt" fo:background-color="#FFFFFF"/>
    </style:style>
    <style:style style:name="T13" style:parent-style-name="DefaultParagraphFont" style:family="text">
      <style:text-properties style:font-name="Comic Sans MS" fo:font-size="15pt" style:font-size-asian="15pt" style:font-size-complex="15pt" fo:background-color="#FFFFFF"/>
    </style:style>
    <style:style style:name="T14" style:parent-style-name="DefaultParagraphFont" style:family="text">
      <style:text-properties style:font-name="Comic Sans MS" fo:font-size="15pt" style:font-size-asian="15pt" style:font-size-complex="15pt" fo:background-color="#FFFFFF"/>
    </style:style>
    <style:style style:name="T15" style:parent-style-name="DefaultParagraphFont" style:family="text">
      <style:text-properties style:font-name="Comic Sans MS" fo:font-size="15pt" style:font-size-asian="15pt" style:font-size-complex="15pt" fo:background-color="#FFFFFF"/>
    </style:style>
  </office:automatic-styles>
  <office:body>
    <office:text text:use-soft-page-breaks="true">
      <text:p text:style-name="P1">Question Page</text:p>
      <text:p text:style-name="P2">This page is where you answer the questions shown or displayed<text:s/>given you have chosen a topic to do.</text:p>
      <text:p text:style-name="P3"/>
      <text:p text:style-name="P4">Initially has a welcome page for when you enter the app.</text:p>
      <text:p text:style-name="P5">Displays a start the topic quiz button when you click on a topic to practice/answer. Clicking this button then brings you to answering the first question provided from the topic you choose.</text:p>
      <text:p text:style-name="P6"/>
      <text:p text:style-name="P7">As you do the question, there is a timer timing the question you are on based on the amount assigned to it by the user. Each question also carries marks assigned by yourself as well.<text:s/></text:p>
      <text:p text:style-name="P8">There is a hint button at the top right for times when you may be stuck.<text:s/>Hints are only in text form.</text:p>
      <text:p text:style-name="P9">A submit button to submit your final answer for that question you are on. After clicking this button, it displays<text:s/>if you got the question right or not(for an Option type question only), and its solution. It’s solution may be in the form of images or text form.</text:p>
      <text:p text:style-name="P10">The solution may also require you to assign<text:s/>your achieved<text:s/>marks based on your answer and a comparison to the solution for them(when<text:s/>it is a Without Options question). It<text:s/>shows both your answer and the solution and you choose how many marks you get out of the total marks assigned to it.</text:p>
      <text:p text:style-name="P11">The next button after the submission allows you to move into the next question in the index.</text:p>
      <text:p text:style-name="P12"/>
      <text:p text:style-name="Standard"><text:span text:style-name="T13">When all questions have been done, it display</text:span><text:span text:style-name="T14">s a message and<text:s/></text:span><text:span text:style-name="T15">your final marks out of a total score with a percentage scor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am Oluwayinka</dc:creator>
    <meta:creation-date>2024-09-10T21:14:00Z</meta:creation-date>
    <dc:date>2026-02-27T23:38:00Z</dc:date>
    <meta:template xlink:href="Normal" xlink:type="simple"/>
    <meta:editing-cycles>48</meta:editing-cycles>
    <meta:editing-duration>PT5220S</meta:editing-duration>
    <meta:document-statistic meta:page-count="1" meta:paragraph-count="2" meta:word-count="211" meta:character-count="1414" meta:row-count="10" meta:non-whitespace-character-count="1205"/>
  </office:meta>
</office:document-meta>
</file>